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200726EEC59753ACCA4.png" manifest:media-type="image/png"/>
  <manifest:file-entry manifest:full-path="Pictures/100002010000017800000146C86FB3854433FA99.png" manifest:media-type="image/png"/>
  <manifest:file-entry manifest:full-path="Pictures/1000020100000258000001C282FA387E8CF6778E.png" manifest:media-type="image/png"/>
  <manifest:file-entry manifest:full-path="Pictures/10000201000000C8000000C84354F6FB3F6EBF2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5" style:family="graphic" style:parent-style-name="standard">
      <style:graphic-properties draw:opacity="70%" draw:textarea-horizontal-align="justify" draw:textarea-vertical-align="middle" draw:auto-grow-height="false" fo:min-height="2.329cm" fo:min-width="4.673cm"/>
    </style:style>
    <style:style style:name="gr6" style:family="graphic" style:parent-style-name="standard">
      <style:graphic-properties draw:opacity="70%" draw:textarea-horizontal-align="justify" draw:textarea-vertical-align="middle" draw:auto-grow-height="false" fo:min-height="1.432cm" fo:min-width="4.962cm"/>
    </style:style>
    <style:style style:name="gr7" style:family="graphic" style:parent-style-name="standard">
      <style:graphic-properties draw:opacity="70%" draw:textarea-horizontal-align="justify" draw:textarea-vertical-align="middle" draw:auto-grow-height="false" fo:min-height="1.432cm" fo:min-width="4.5cm"/>
    </style:style>
    <style:style style:name="gr8" style:family="graphic" style:parent-style-name="standard">
      <style:graphic-properties draw:textarea-vertical-align="middle" draw:auto-grow-height="false" fo:min-height="0.009cm" fo:min-width="1.019cm"/>
    </style:style>
    <style:style style:name="gr9" style:family="graphic" style:parent-style-name="standard">
      <style:graphic-properties draw:textarea-horizontal-align="justify" draw:textarea-vertical-align="middle" draw:auto-grow-height="false" fo:min-height="0.19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style:text-properties fo:font-size="16pt"/>
    </style:style>
    <style:style style:name="P5" style:family="paragraph">
      <loext:graphic-properties draw:fill="none" draw:fill-color="#ffffff"/>
      <style:text-properties fo:font-size="16pt"/>
    </style:style>
    <style:style style:name="P6" style:family="paragraph">
      <style:paragraph-properties fo:text-align="justify"/>
      <style:text-properties fo:font-size="16pt" style:font-size-asian="16pt" style:font-size-complex="16pt"/>
    </style:style>
    <style:style style:name="P7" style:family="paragraph">
      <loext:graphic-properties draw:opacity="70%"/>
      <style:paragraph-properties fo:text-align="justify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84cm" svg:height="2.684cm" svg:x="16.477cm" svg:y="2.336cm">
          <draw:image xlink:href="Pictures/100002010000020000000200726EEC59753ACCA4.png" xlink:type="simple" xlink:show="embed" xlink:actuate="onLoad" loext:mime-type="image/png">
            <text:p/>
          </draw:image>
        </draw:frame>
        <draw:frame draw:style-name="gr1" draw:text-style-name="P1" draw:layer="layout" svg:width="4.496cm" svg:height="3.372cm" svg:x="2.854cm" svg:y="1.999cm">
          <draw:image xlink:href="Pictures/1000020100000258000001C282FA387E8CF6778E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2.993cm" svg:height="2.993cm" svg:x="9.88cm" svg:y="2.31cm">
            <draw:image xlink:href="Pictures/10000201000000C8000000C84354F6FB3F6EBF20.png" xlink:type="simple" xlink:show="embed" xlink:actuate="onLoad" loext:mime-type="image/png">
              <text:p/>
            </draw:image>
          </draw:frame>
          <draw:frame draw:style-name="gr1" draw:text-style-name="P1" draw:layer="layout" svg:width="1.571cm" svg:height="1.362cm" svg:x="12.748cm" svg:y="2.253cm">
            <draw:image xlink:href="Pictures/100002010000017800000146C86FB3854433FA99.png" xlink:type="simple" xlink:show="embed" xlink:actuate="onLoad" loext:mime-type="image/png">
              <text:p/>
            </draw:image>
          </draw:frame>
        </draw:g>
        <draw:frame draw:style-name="gr2" draw:text-style-name="P3" draw:layer="layout" svg:width="3.389cm" svg:height="0.878cm" svg:x="3.453cm" svg:y="1.081cm">
          <draw:text-box>
            <text:p text:style-name="P2"><text:span text:style-name="T1">Initial NLP</text:span></text:p>
          </draw:text-box>
        </draw:frame>
        <draw:frame draw:style-name="gr3" draw:text-style-name="P5" draw:layer="layout" svg:width="2.636cm" svg:height="0.878cm" svg:x="10.571cm" svg:y="1.181cm">
          <draw:text-box>
            <text:p text:style-name="P4">Labeling</text:p>
          </draw:text-box>
        </draw:frame>
        <draw:frame draw:style-name="gr4" draw:text-style-name="P5" draw:layer="layout" svg:width="3.283cm" svg:height="0.889cm" svg:x="16.748cm" svg:y="1.254cm">
          <draw:text-box>
            <text:p text:style-name="P4">Final NLP</text:p>
          </draw:text-box>
        </draw:frame>
        <draw:custom-shape draw:style-name="gr5" draw:text-style-name="P7" draw:layer="layout" svg:width="5.172cm" svg:height="2.921cm" svg:x="2.559cm" svg:y="6.461cm">
          <text:list text:style-name="L1">
            <text:list-item>
              <text:p text:style-name="P6"><text:span text:style-name="T1">Lengthening</text:span></text:p>
            </text:list-item>
            <text:list-item>
              <text:p text:style-name="P6"><text:span text:style-name="T1">Contractions</text:span></text:p>
            </text:list-item>
            <text:list-item>
              <text:p text:style-name="P6"><text:span text:style-name="T1">Spelling</text:span></text:p>
            </text:list-item>
            <text:list-item>
              <text:p text:style-name="P6"><text:span text:style-name="T1">etc</text:span></text:p>
            </text:list-item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" draw:layer="layout" svg:width="5.461cm" svg:height="1.905cm" svg:x="8.874cm" svg:y="6.461cm">
          <text:list text:style-name="L1">
            <text:list-item>
              <text:p text:style-name="P6"><text:span text:style-name="T1">Label Disease</text:span></text:p>
            </text:list-item>
            <text:list-item>
              <text:p text:style-name="P6"><text:span text:style-name="T1">Label relevance</text:span></text:p>
            </text:list-item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7" draw:layer="layout" svg:width="4.999cm" svg:height="1.905cm" svg:x="15.332cm" svg:y="6.461cm">
          <text:list text:style-name="L1">
            <text:list-item>
              <text:p text:style-name="P6"><text:span text:style-name="T1">Lemmatization</text:span></text:p>
            </text:list-item>
            <text:list-item>
              <text:p text:style-name="P6"><text:span text:style-name="T1">Stop-words</text:span></text:p>
            </text:list-item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" draw:layer="layout" svg:width="2.313cm" svg:height="0.635cm" svg:x="7.269cm" svg:y="3.267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2.313cm" svg:height="0.635cm" svg:x="14.269cm" svg:y="3.27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0.381cm" svg:height="0.508cm" svg:x="4.937cm" svg:y="5.5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381cm" svg:height="0.508cm" svg:x="11.437cm" svg:y="5.5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381cm" svg:height="0.508cm" svg:x="17.837cm" svg:y="5.5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15:08:58.413000000</meta:creation-date>
    <dc:date>2019-05-06T20:57:22.275000000</dc:date>
    <meta:editing-duration>PT56M55S</meta:editing-duration>
    <meta:editing-cycles>3</meta:editing-cycles>
    <meta:generator>LibreOffice/6.2.2.2$Windows_x86 LibreOffice_project/2b840030fec2aae0fd2658d8d4f9548af4e3518d</meta:generator>
    <meta:document-statistic meta:object-count="16"/>
  </office:meta>
</office:document-meta>
</file>